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4.15395833333333cm" style:use-optimal-column-width="true"/>
    </style:style>
    <style:style style:name="co5" style:family="table-column">
      <style:table-column-properties fo:break-before="auto" style:column-width="4.41854166666667cm" style:use-optimal-column-width="true"/>
    </style:style>
    <style:style style:name="co6" style:family="table-column">
      <style:table-column-properties fo:break-before="auto" style:column-width="4.048125cm" style:use-optimal-column-width="true"/>
    </style:style>
    <style:style style:name="co7" style:family="table-column">
      <style:table-column-properties fo:break-before="auto" style:column-width="2.98979166666667cm" style:use-optimal-column-width="true"/>
    </style:style>
    <style:style style:name="co8" style:family="table-column">
      <style:table-column-properties fo:break-before="auto" style:column-width="3.99520833333333cm" style:use-optimal-column-width="true"/>
    </style:style>
    <style:style style:name="co9" style:family="table-column">
      <style:table-column-properties fo:break-before="auto" style:column-width="4.709583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Scope</text:p>
          </table:table-cell>
          <table:table-cell office:value-type="string" table:style-name="ce1">
            <text:p>Project</text:p>
          </table:table-cell>
          <table:table-cell office:value-type="string" table:style-name="ce1">
            <text:p>Namespac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Maintainability Index</text:p>
          </table:table-cell>
          <table:table-cell office:value-type="string" table:style-name="ce1">
            <text:p>Cyclomatic Complexity</text:p>
          </table:table-cell>
          <table:table-cell office:value-type="string" table:style-name="ce1">
            <text:p>Depth of Inheritance</text:p>
          </table:table-cell>
          <table:table-cell office:value-type="string" table:style-name="ce1">
            <text:p>Class Coupling</text:p>
          </table:table-cell>
          <table:table-cell office:value-type="string" table:style-name="ce1">
            <text:p>Lines of Source code</text:p>
          </table:table-cell>
          <table:table-cell office:value-type="string" table:style-name="ce1">
            <text:p>Lines of Executable cod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embly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3" table:style-name="ce1">
            <text:p>83</text:p>
          </table:table-cell>
          <table:table-cell office:value-type="float" office:value="970" table:style-name="ce1">
            <text:p>970</text:p>
          </table:table-cell>
          <table:table-cell office:value-type="float" office:value="4" table:style-name="ce1">
            <text:p>4</text:p>
          </table:table-cell>
          <table:table-cell office:value-type="float" office:value="352" table:style-name="ce1">
            <text:p>352</text:p>
          </table:table-cell>
          <table:table-cell office:value-type="float" office:value="5669" table:style-name="ce1">
            <text:p>5669</text:p>
          </table:table-cell>
          <table:table-cell office:value-type="float" office:value="1724" table:style-name="ce1">
            <text:p>17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90" table:style-name="ce1">
            <text:p>90</text:p>
          </table:table-cell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602" table:style-name="ce1">
            <text:p>602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pplicationUserManager</text:p>
          </table:table-cell>
          <table:table-cell office:value-type="string" table:style-name="ce1">
            <text:p><text:s/>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pplicationUserManager</text:p>
          </table:table-cell>
          <table:table-cell office:value-type="string" table:style-name="ce1">
            <text:p>ApplicationUserManager(IUserStore&lt;ApplicationUser&gt;)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pplicationUserManager</text:p>
          </table:table-cell>
          <table:table-cell office:value-type="string" table:style-name="ce1">
            <text:p>Create(IdentityFactoryOptions&lt;ApplicationUserManager&gt;, IOwinContext) : ApplicationUserManager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<text:s/>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AspNetRole()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AspNetUsers : ICollection&lt;AspNetUser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AspNetUsers.get() : ICollection&lt;AspNetUser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Role</text:p>
          </table:table-cell>
          <table:table-cell office:value-type="string" table:style-name="ce1">
            <text:p>AspNetUsers.set(ICollection&lt;AspNetUser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<text:s/></text:p>
          </table:table-cell>
          <table:table-cell office:value-type="float" office:value="94" table:style-name="ce1">
            <text:p>94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User()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Email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Email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Email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EmailConfirmed : bool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EmailConfirmed.get() : bool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EmailConfirmed.set(bool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asswordHash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asswordHash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asswordHash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SecurityStamp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SecurityStamp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SecurityStamp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honeNumb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honeNumb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honeNumb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honeNumberConfirmed : bool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honeNumberConfirmed.get() : bool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PhoneNumberConfirmed.set(bool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TwoFactorEnabled : bool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TwoFactorEnabled.get() : bool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TwoFactorEnabled.set(bool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LockoutEndDateUtc : Nullable&lt;DateTim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LockoutEndDateUtc.get() : Nullable&lt;DateTim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LockoutEndDateUtc.set(Nullable&lt;DateTim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LockoutEnabled : bool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LockoutEnabled.get() : bool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LockoutEnabled.set(bool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ccessFailedCount : int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ccessFailedCount.get() : in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ccessFailedCount.set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User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User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User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Degre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Degre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Degre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UserClaims : ICollection&lt;AspNetUserClaim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UserClaims.get() : ICollection&lt;AspNetUserClaim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UserClaims.set(ICollection&lt;AspNetUserClaim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UserLogins : ICollection&lt;AspNetUserLogi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UserLogins.get() : ICollection&lt;AspNetUserLogi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UserLogins.set(ICollection&lt;AspNetUserLogi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Sponsorships : ICollection&lt;Sponsorship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Sponsorships.get() : ICollection&lt;Sponsorship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Sponsorships.set(ICollection&lt;Sponsorship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Roles : ICollection&lt;AspNetRol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Roles.get() : ICollection&lt;AspNetRol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</text:p>
          </table:table-cell>
          <table:table-cell office:value-type="string" table:style-name="ce1">
            <text:p>AspNetRoles.set(ICollection&lt;AspNetRol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Id : int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Id.get() : in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Id.set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User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User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User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ClaimTyp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ClaimTyp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ClaimTyp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ClaimValu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ClaimValu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ClaimValu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AspNetUser : AspNetUser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AspNetUser.get() : AspNetUser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Claim</text:p>
          </table:table-cell>
          <table:table-cell office:value-type="string" table:style-name="ce1">
            <text:p>AspNetUser.set(AspNetUser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LoginProvid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LoginProvid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LoginProvid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ProviderKey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ProviderKey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ProviderKey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User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User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User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AspNetUser : AspNetUser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AspNetUser.get() : AspNetUser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AspNetUserLogin</text:p>
          </table:table-cell>
          <table:table-cell office:value-type="string" table:style-name="ce1">
            <text:p>AspNetUser.set(AspNetUser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BundleConfig</text:p>
          </table:table-cell>
          <table:table-cell office:value-type="string" table:style-name="ce1">
            <text:p><text:s/>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BundleConfig</text:p>
          </table:table-cell>
          <table:table-cell office:value-type="string" table:style-name="ce1">
            <text:p>RegisterBundles(BundleCollection) : void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Migration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Migration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Migration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ContextKey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ContextKey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ContextKey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Model : byte[]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Model.get() : byte[]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Model.set(byte[]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ProductVersion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ProductVersion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C__MigrationHistory</text:p>
          </table:table-cell>
          <table:table-cell office:value-type="string" table:style-name="ce1">
            <text:p>ProductVersion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<text:s/>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partmentStockEntities()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OnModelCreating(DbModelBuilder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s : DbSet&lt;Devic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s.get() : DbSet&lt;Devic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s.set(DbSet&lt;Devic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Categories : DbSet&lt;DeviceCategory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Categories.get() : DbSet&lt;DeviceCategory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Categories.set(DbSet&lt;DeviceCategory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Specifications : DbSet&lt;DeviceSpecificatio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Specifications.get() : DbSet&lt;DeviceSpecificatio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DeviceSpecifications.set(DbSet&lt;DeviceSpecificatio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Locations : DbSet&lt;Locatio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Locations.get() : DbSet&lt;Locatio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Locations.set(DbSet&lt;Locatio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Sponsorships : DbSet&lt;Sponsorship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Sponsorships.get() : DbSet&lt;Sponsorship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Sponsorships.set(DbSet&lt;Sponsorship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C__MigrationHistory : DbSet&lt;C__MigrationHistory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C__MigrationHistory.get() : DbSet&lt;C__MigrationHistory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C__MigrationHistory.set(DbSet&lt;C__MigrationHistory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Roles : DbSet&lt;AspNetRol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Roles.get() : DbSet&lt;AspNetRol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Roles.set(DbSet&lt;AspNetRol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Claims : DbSet&lt;AspNetUserClaim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Claims.get() : DbSet&lt;AspNetUserClaim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Claims.set(DbSet&lt;AspNetUserClaim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Logins : DbSet&lt;AspNetUserLogi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Logins.get() : DbSet&lt;AspNetUserLogi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Logins.set(DbSet&lt;AspNetUserLogi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s : DbSet&lt;AspNetUser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s.get() : DbSet&lt;AspNetUser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AspNetUsers.set(DbSet&lt;AspNetUser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view_main : DbSet&lt;view_mai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view_main.get() : DbSet&lt;view_mai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view_main.set(DbSet&lt;view_mai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partmentStockEntities</text:p>
          </table:table-cell>
          <table:table-cell office:value-type="string" table:style-name="ce1">
            <text:p>ReportFunc(string) : IQueryable&lt;ReportFunc_Result&gt;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<text:s/>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()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Category : Nullable&lt;int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Category.get() : Nullable&lt;int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Category.set(Nullable&lt;int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Specification : Nullable&lt;int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Specification.get() : Nullable&lt;int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Specification.set(Nullable&lt;int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Sponsorships : ICollection&lt;Sponsorship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Sponsorships.get() : ICollection&lt;Sponsorship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Sponsorships.set(ICollection&lt;Sponsorship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Category1 : DeviceCategory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Category1.get() : DeviceCategory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Category1.set(DeviceCategory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Specification1 : DeviceSpecifica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Specification1.get() : DeviceSpecifica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DeviceSpecification1.set(DeviceSpecifica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<text:s/>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DeviceCategory()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ID : int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ID.get() : in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ID.set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Description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Description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CategoryDescription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Devices : ICollection&lt;Devic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Devices.get() : ICollection&lt;Devic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Category</text:p>
          </table:table-cell>
          <table:table-cell office:value-type="string" table:style-name="ce1">
            <text:p>Devices.set(ICollection&lt;Devic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<text:s/>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DeviceSpecification()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SpecificationID : int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SpecificationID.get() : in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SpecificationID.set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Model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Model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Model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INFO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INFO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INFO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Devices : ICollection&lt;Devic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Devices.get() : ICollection&lt;Devic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DeviceSpecification</text:p>
          </table:table-cell>
          <table:table-cell office:value-type="string" table:style-name="ce1">
            <text:p>Devices.set(ICollection&lt;Devic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FilterConfig</text:p>
          </table:table-cell>
          <table:table-cell office:value-type="string" table:style-name="ce1">
            <text:p><text:s/>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FilterConfig</text:p>
          </table:table-cell>
          <table:table-cell office:value-type="string" table:style-name="ce1">
            <text:p>RegisterGlobalFilters(GlobalFilterCollection) : void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<text:s/>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Location()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LocationID : int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LocationID.get() : in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LocationID.set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Location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Location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Location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Sponsorships : ICollection&lt;Sponsorship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Sponsorships.get() : ICollection&lt;Sponsorship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Sponsorships.set(ICollection&lt;Sponsorship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SponsorshipID : int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SponsorshipID.get() : in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SponsorshipID.set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User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User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User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evice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evice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evice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evice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evice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evice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ate : Nullable&lt;DateTim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ate.get() : Nullable&lt;DateTim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Date.set(Nullable&lt;DateTim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Not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Not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Not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Location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Location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Location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Category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Category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eportFunc_Result</text:p>
          </table:table-cell>
          <table:table-cell office:value-type="string" table:style-name="ce1">
            <text:p>Category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outeConfig</text:p>
          </table:table-cell>
          <table:table-cell office:value-type="string" table:style-name="ce1">
            <text:p><text:s/>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RouteConfig</text:p>
          </table:table-cell>
          <table:table-cell office:value-type="string" table:style-name="ce1">
            <text:p>RegisterRoutes(RouteCollection) : void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SponsorshipID : int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SponsorshipID.get() : in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SponsorshipID.set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Us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Us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Us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evic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evic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evic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ate : Nullable&lt;DateTim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ate.get() : Nullable&lt;DateTim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ate.set(Nullable&lt;DateTim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Location : Nullable&lt;int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Location.get() : Nullable&lt;int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Location.set(Nullable&lt;int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Not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Not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Not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evice1 : Device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evice1.get() : Device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Device1.set(Device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Location1 : Loca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Location1.get() : Loca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Location1.set(Loca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AspNetUser : AspNetUser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AspNetUser.get() : AspNetUser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AspNetUser.set(AspNetUser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<text:s/>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OAuthOptions : OAuthAuthorizationServerOptions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OAuthOptions.get() : OAuthAuthorizationServerOptions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OAuthOptions.set(OAuthAuthorizationServerOptions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PublicClient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PublicClient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PublicClient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ConfigureAuth(IAppBuilder) : void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Configuration(IAppBuilder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SponsorshipID : int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SponsorshipID.get() : in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SponsorshipID.set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User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User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User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evice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evice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evice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evice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evice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evice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ate : Nullable&lt;DateTim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ate.get() : Nullable&lt;DateTim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Date.set(Nullable&lt;DateTim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Not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Not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Not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Location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Location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Location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Category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Category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view_main</text:p>
          </table:table-cell>
          <table:table-cell office:value-type="string" table:style-name="ce1">
            <text:p>Category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WebApiApplication</text:p>
          </table:table-cell>
          <table:table-cell office:value-type="string" table:style-name="ce1">
            <text:p><text:s/>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WebApiApplication</text:p>
          </table:table-cell>
          <table:table-cell office:value-type="string" table:style-name="ce1">
            <text:p>Application_Start() : void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WebApiConfig</text:p>
          </table:table-cell>
          <table:table-cell office:value-type="string" table:style-name="ce1">
            <text:p><text:s/>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</text:p>
          </table:table-cell>
          <table:table-cell office:value-type="string" table:style-name="ce1">
            <text:p>WebApiConfig</text:p>
          </table:table-cell>
          <table:table-cell office:value-type="string" table:style-name="ce1">
            <text:p>Register(HttpConfiguration) : void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2" table:style-name="ce1">
            <text:p>2</text:p>
          </table:table-cell>
          <table:table-cell office:value-type="float" office:value="104" table:style-name="ce1">
            <text:p>104</text:p>
          </table:table-cell>
          <table:table-cell office:value-type="float" office:value="1921" table:style-name="ce1">
            <text:p>1921</text:p>
          </table:table-cell>
          <table:table-cell office:value-type="float" office:value="555" table:style-name="ce1">
            <text:p>5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ApiDescriptionExtensions</text:p>
          </table:table-cell>
          <table:table-cell office:value-type="string" table:style-name="ce1">
            <text:p><text:s/>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ApiDescriptionExtensions</text:p>
          </table:table-cell>
          <table:table-cell office:value-type="string" table:style-name="ce1">
            <text:p>GetFriendlyId(this ApiDescription) : string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AreaRegistration</text:p>
          </table:table-cell>
          <table:table-cell office:value-type="string" table:style-name="ce1">
            <text:p><text:s/>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AreaRegistration</text:p>
          </table:table-cell>
          <table:table-cell office:value-type="string" table:style-name="ce1">
            <text:p>Area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AreaRegistration</text:p>
          </table:table-cell>
          <table:table-cell office:value-type="string" table:style-name="ce1">
            <text:p>Area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AreaRegistration</text:p>
          </table:table-cell>
          <table:table-cell office:value-type="string" table:style-name="ce1">
            <text:p>RegisterArea(AreaRegistrationContext) : void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</text:p>
          </table:table-cell>
          <table:table-cell office:value-type="string" table:style-name="ce1">
            <text:p><text:s/>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</text:p>
          </table:table-cell>
          <table:table-cell office:value-type="string" table:style-name="ce1">
            <text:p>Register(HttpConfiguration) : void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<text:s/>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48" table:style-name="ce1">
            <text:p>448</text:p>
          </table:table-cell>
          <table:table-cell office:value-type="float" office:value="112" table:style-name="ce1">
            <text:p>1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ApiModelPrefix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DocumentationProvider(this HttpConfiguration, IDocumentationProvider) : void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SampleObjects(this HttpConfiguration, IDictionary&lt;Type, object&gt;) : void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SampleRequest(this HttpConfiguration, object, MediaTypeHeaderValue, string, string) : void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SampleRequest(this HttpConfiguration, object, MediaTypeHeaderValue, string, string, params string[]) : void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SampleResponse(this HttpConfiguration, object, MediaTypeHeaderValue, string, string) : void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SampleResponse(this HttpConfiguration, object, MediaTypeHeaderValue, string, string, params string[]) : void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SampleForMediaType(this HttpConfiguration, object, MediaTypeHeaderValue) : void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SampleForType(this HttpConfiguration, object, MediaTypeHeaderValue, Type) : void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ActualRequestType(this HttpConfiguration, Type, string, string) : void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ActualRequestType(this HttpConfiguration, Type, string, string, params string[]) : void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ActualResponseType(this HttpConfiguration, Type, string, string) : void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ActualResponseType(this HttpConfiguration, Type, string, string, params string[]) : void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GetHelpPageSampleGenerator(this HttpConfiguration) : HelpPageSampleGenerator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SetHelpPageSampleGenerator(this HttpConfiguration, HelpPageSampleGenerator) : void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GetModelDescriptionGenerator(this HttpConfiguration) : ModelDescriptionGenerator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GetHelpPageApiModel(this HttpConfiguration, string) : HelpPageApiModel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GenerateApiModel(ApiDescription, HttpConfiguration) : HelpPageApiModel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GenerateUriParameters(HelpPageApiModel, ModelDescriptionGenerator) : void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IsBindableWithTypeConverter(Type) : bool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AddParameterDescription(HelpPageApiModel, ApiParameterDescription, ModelDescription) : ParameterDescription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GenerateRequestModelDescription(HelpPageApiModel, ModelDescriptionGenerator, HelpPageSampleGenerator) : void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GenerateResourceDescription(HelpPageApiModel, ModelDescriptionGenerator) : void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GenerateSamples(HelpPageApiModel, HelpPageSampleGenerator) : void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TryGetResourceParameter(ApiDescription, HttpConfiguration, ApiParameterDescription, Type) : bool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InitializeModelDescriptionGenerator(HttpConfiguration) : ModelDescriptionGenerator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ConfigurationExtensions</text:p>
          </table:table-cell>
          <table:table-cell office:value-type="string" table:style-name="ce1">
            <text:p>LogInvalidSampleAsError(HelpPageApiModel, object) : void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<text:s/>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426" table:style-name="ce1">
            <text:p>426</text:p>
          </table:table-cell>
          <table:table-cell office:value-type="float" office:value="116" table:style-name="ce1">
            <text:p>1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HelpPageSampleGenerator()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ActualHttpMessageTypes : IDictionary&lt;HelpPageSampleKey, Type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ActualHttpMessageTypes.get() : IDictionary&lt;HelpPageSampleKey, Type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ActualHttpMessageTypes.set(IDictionary&lt;HelpPageSampleKey, Type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ActionSamples : IDictionary&lt;HelpPageSampleKey, object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ActionSamples.get() : IDictionary&lt;HelpPageSampleKey, object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ActionSamples.set(IDictionary&lt;HelpPageSampleKey, object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SampleObjects : IDictionary&lt;Type, object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SampleObjects.get() : IDictionary&lt;Type, object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SampleObjects.set(IDictionary&lt;Type, object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SampleObjectFactories : IList&lt;Func&lt;HelpPageSampleGenerator, Type, object&gt;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SampleObjectFactories.get() : IList&lt;Func&lt;HelpPageSampleGenerator, Type, object&gt;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SampleObjectFactories.set(IList&lt;Func&lt;HelpPageSampleGenerator, Type, object&gt;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GetSampleRequests(ApiDescription) : IDictionary&lt;MediaTypeHeaderValue, object&gt;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GetSampleResponses(ApiDescription) : IDictionary&lt;MediaTypeHeaderValue, object&gt;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GetSample(ApiDescription, SampleDirection) : IDictionary&lt;MediaTypeHeaderValue, object&gt;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GetActionSample(string, string, IEnumerable&lt;string&gt;, Type, MediaTypeFormatter, MediaTypeHeaderValue, SampleDirection) : object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GetSampleObject(Type) : object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ResolveHttpRequestMessageType(ApiDescription) : Type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ResolveType(ApiDescription, string, string, IEnumerable&lt;string&gt;, SampleDirection, Collection&lt;MediaTypeFormatter&gt;) : Type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WriteSampleObjectUsingFormatter(MediaTypeFormatter, object, Type, MediaTypeHeaderValue) : object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UnwrapException(Exception) : Exception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DefaultSampleObjectFactory(HelpPageSampleGenerator, Type) : object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TryFormatJson(string) : string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TryFormatXml(string) : string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IsFormatSupported(SampleDirection, MediaTypeFormatter, Type) : bool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GetAllActionSamples(string, string, IEnumerable&lt;string&gt;, SampleDirection) : IEnumerable&lt;KeyValuePair&lt;HelpPageSampleKey, object&gt;&gt;</text:p>
          </table:table-cell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Generator</text:p>
          </table:table-cell>
          <table:table-cell office:value-type="string" table:style-name="ce1">
            <text:p>WrapSampleIfString(object) : object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<text:s/></text:p>
          </table:table-cell>
          <table:table-cell office:value-type="float" office:value="75" table:style-name="ce1">
            <text:p>7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64" table:style-name="ce1">
            <text:p>164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HelpPageSampleKey(MediaTypeHeaderValue)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HelpPageSampleKey(MediaTypeHeaderValue, Type)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HelpPageSampleKey(SampleDirection, string, string, IEnumerable&lt;string&gt;)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HelpPageSampleKey(MediaTypeHeaderValue, SampleDirection, string, string, IEnumerable&lt;string&gt;)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Controller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Controller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Controller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Action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Action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Action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MediaType : MediaTypeHeaderValue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MediaType.get() : MediaTypeHeaderValue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MediaType.set(MediaTypeHeaderValue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ParameterNames : HashSet&lt;string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ParameterNames.get() : HashSet&lt;string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ParameterNames.set(HashSet&lt;string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ParameterType : Type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ParameterType.get() : Type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ParameterType.set(Type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SampleDirection : Nullable&lt;SampleDirectio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SampleDirection.get() : Nullable&lt;SampleDirectio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SampleDirection.set(Nullable&lt;SampleDirectio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Equals(object) : bool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HelpPageSampleKey</text:p>
          </table:table-cell>
          <table:table-cell office:value-type="string" table:style-name="ce1">
            <text:p>GetHashCode() : int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mageSample</text:p>
          </table:table-cell>
          <table:table-cell office:value-type="string" table:style-name="ce1">
            <text:p><text:s/>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mageSample</text:p>
          </table:table-cell>
          <table:table-cell office:value-type="string" table:style-name="ce1">
            <text:p>ImageSample(string)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mageSample</text:p>
          </table:table-cell>
          <table:table-cell office:value-type="string" table:style-name="ce1">
            <text:p>Src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mageSample</text:p>
          </table:table-cell>
          <table:table-cell office:value-type="string" table:style-name="ce1">
            <text:p>Src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mageSample</text:p>
          </table:table-cell>
          <table:table-cell office:value-type="string" table:style-name="ce1">
            <text:p>Src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mageSample</text:p>
          </table:table-cell>
          <table:table-cell office:value-type="string" table:style-name="ce1">
            <text:p>Equals(object) : bool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mageSample</text:p>
          </table:table-cell>
          <table:table-cell office:value-type="string" table:style-name="ce1">
            <text:p>GetHashCode() : int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mageSample</text:p>
          </table:table-cell>
          <table:table-cell office:value-type="string" table:style-name="ce1">
            <text:p>ToString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nvalidSample</text:p>
          </table:table-cell>
          <table:table-cell office:value-type="string" table:style-name="ce1">
            <text:p><text:s/>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nvalidSample</text:p>
          </table:table-cell>
          <table:table-cell office:value-type="string" table:style-name="ce1">
            <text:p>InvalidSample(string)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nvalidSample</text:p>
          </table:table-cell>
          <table:table-cell office:value-type="string" table:style-name="ce1">
            <text:p>ErrorMessag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nvalidSample</text:p>
          </table:table-cell>
          <table:table-cell office:value-type="string" table:style-name="ce1">
            <text:p>ErrorMessag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nvalidSample</text:p>
          </table:table-cell>
          <table:table-cell office:value-type="string" table:style-name="ce1">
            <text:p>ErrorMessag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nvalidSample</text:p>
          </table:table-cell>
          <table:table-cell office:value-type="string" table:style-name="ce1">
            <text:p>Equals(object) : bool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nvalidSample</text:p>
          </table:table-cell>
          <table:table-cell office:value-type="string" table:style-name="ce1">
            <text:p>GetHashCode() : int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InvalidSample</text:p>
          </table:table-cell>
          <table:table-cell office:value-type="string" table:style-name="ce1">
            <text:p>ToString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<text:s/>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45" table:style-name="ce1">
            <text:p>445</text:p>
          </table:table-cell>
          <table:table-cell office:value-type="float" office:value="161" table:style-name="ce1">
            <text:p>1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DefaultCollectionSize : int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SimpleObjectGenerator : ObjectGenerator.SimpleTypeObjectGenerator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Object(Type) : object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Object(Type, Dictionary&lt;Type, object&gt;) : object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GenericType(Type, int, Dictionary&lt;Type, object&gt;) : object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Tuple(Type, Dictionary&lt;Type, object&gt;) : objec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IsTuple(Type) : bool</text:p>
          </table:table-cell>
          <table:table-cell office:value-type="float" office:value="86" table:style-name="ce1">
            <text:p>8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KeyValuePair(Type, Dictionary&lt;Type, object&gt;) : object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Array(Type, int, Dictionary&lt;Type, object&gt;) : object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Dictionary(Type, int, Dictionary&lt;Type, object&gt;) : object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Enum(Type) : object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Queryable(Type, int, Dictionary&lt;Type, object&gt;) : object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Collection(Type, int, Dictionary&lt;Type, object&gt;) : object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Nullable(Type, Dictionary&lt;Type, object&gt;) : object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GenerateComplexObject(Type, Dictionary&lt;Type, object&gt;) : object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SetPublicProperties(Type, object, Dictionary&lt;Type, object&gt;) : void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</text:p>
          </table:table-cell>
          <table:table-cell office:value-type="string" table:style-name="ce1">
            <text:p>SetPublicFields(Type, object, Dictionary&lt;Type, object&gt;) : void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.SimpleTypeObjectGenerator</text:p>
          </table:table-cell>
          <table:table-cell office:value-type="string" table:style-name="ce1">
            <text:p><text:s/>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.SimpleTypeObjectGenerator</text:p>
          </table:table-cell>
          <table:table-cell office:value-type="string" table:style-name="ce1">
            <text:p>_index : lo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.SimpleTypeObjectGenerator</text:p>
          </table:table-cell>
          <table:table-cell office:value-type="string" table:style-name="ce1">
            <text:p>DefaultGenerators : Dictionary&lt;Type, Func&lt;long, object&gt;&gt;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.SimpleTypeObjectGenerator</text:p>
          </table:table-cell>
          <table:table-cell office:value-type="string" table:style-name="ce1">
            <text:p>InitializeGenerators() : Dictionary&lt;Type, Func&lt;long, object&gt;&gt;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.SimpleTypeObjectGenerator</text:p>
          </table:table-cell>
          <table:table-cell office:value-type="string" table:style-name="ce1">
            <text:p>CanGenerateObject(Type) : bool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ObjectGenerator.SimpleTypeObjectGenerator</text:p>
          </table:table-cell>
          <table:table-cell office:value-type="string" table:style-name="ce1">
            <text:p>GenerateObject(Type) : object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SampleDirection</text:p>
          </table:table-cell>
          <table:table-cell office:value-type="string" table:style-name="ce1">
            <text:p><text:s/>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SampleDirection</text:p>
          </table:table-cell>
          <table:table-cell office:value-type="string" table:style-name="ce1">
            <text:p>Request : SampleDirection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SampleDirection</text:p>
          </table:table-cell>
          <table:table-cell office:value-type="string" table:style-name="ce1">
            <text:p>Response : SampleDirection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TextSample</text:p>
          </table:table-cell>
          <table:table-cell office:value-type="string" table:style-name="ce1">
            <text:p><text:s/>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TextSample</text:p>
          </table:table-cell>
          <table:table-cell office:value-type="string" table:style-name="ce1">
            <text:p>TextSample(string)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TextSample</text:p>
          </table:table-cell>
          <table:table-cell office:value-type="string" table:style-name="ce1">
            <text:p>Text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TextSample</text:p>
          </table:table-cell>
          <table:table-cell office:value-type="string" table:style-name="ce1">
            <text:p>Text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TextSample</text:p>
          </table:table-cell>
          <table:table-cell office:value-type="string" table:style-name="ce1">
            <text:p>Text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TextSample</text:p>
          </table:table-cell>
          <table:table-cell office:value-type="string" table:style-name="ce1">
            <text:p>Equals(object) : bool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TextSample</text:p>
          </table:table-cell>
          <table:table-cell office:value-type="string" table:style-name="ce1">
            <text:p>GetHashCode() : int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TextSample</text:p>
          </table:table-cell>
          <table:table-cell office:value-type="string" table:style-name="ce1">
            <text:p>ToString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<text:s/>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49" table:style-name="ce1">
            <text:p>149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_documentNavigator : XPathNavigator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TypeExpression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MethodExpression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PropertyExpression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FieldExpression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ParameterExpression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XmlDocumentationProvider(string)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Documentation(HttpControllerDescriptor) : string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Documentation(HttpActionDescriptor) : string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Documentation(HttpParameterDescriptor) : string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ResponseDocumentation(HttpActionDescriptor) : string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Documentation(MemberInfo) : string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Documentation(Type) : string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MethodNode(HttpActionDescriptor) : XPathNavigator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MemberName(MethodInfo) : string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TagValue(XPathNavigator, string) : string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TypeNode(Type) : XPathNavigator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</text:p>
          </table:table-cell>
          <table:table-cell office:value-type="string" table:style-name="ce1">
            <text:p>XmlDocumentationProvider</text:p>
          </table:table-cell>
          <table:table-cell office:value-type="string" table:style-name="ce1">
            <text:p>GetTypeName(Type) : string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<text:s/>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ErrorViewName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HelpController()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HelpController(HttpConfiguration)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Configuration : HttpConfigura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Configuration.get() : HttpConfigura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Configuration.set(HttpConfigura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Index() : ActionResult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Api(string) : ActionResult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Controllers</text:p>
          </table:table-cell>
          <table:table-cell office:value-type="string" table:style-name="ce1">
            <text:p>HelpController</text:p>
          </table:table-cell>
          <table:table-cell office:value-type="string" table:style-name="ce1">
            <text:p>ResourceModel(string) : ActionResult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92" table:style-name="ce1">
            <text:p>92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593" table:style-name="ce1">
            <text:p>593</text:p>
          </table:table-cell>
          <table:table-cell office:value-type="float" office:value="154" table:style-name="ce1">
            <text:p>1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llectionModelDescriptio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llectionModelDescription</text:p>
          </table:table-cell>
          <table:table-cell office:value-type="string" table:style-name="ce1">
            <text:p>ElementDescription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llectionModelDescription</text:p>
          </table:table-cell>
          <table:table-cell office:value-type="string" table:style-name="ce1">
            <text:p>ElementDescription.get()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llectionModelDescription</text:p>
          </table:table-cell>
          <table:table-cell office:value-type="string" table:style-name="ce1">
            <text:p>ElementDescription.set(ModelDescrip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mplexTypeModelDescription</text:p>
          </table:table-cell>
          <table:table-cell office:value-type="string" table:style-name="ce1">
            <text:p><text:s/>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mplexTypeModelDescription</text:p>
          </table:table-cell>
          <table:table-cell office:value-type="string" table:style-name="ce1">
            <text:p>ComplexTypeModelDescription()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mplexTypeModelDescription</text:p>
          </table:table-cell>
          <table:table-cell office:value-type="string" table:style-name="ce1">
            <text:p>Properties : Collection&lt;ParameterDescriptio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mplexTypeModelDescription</text:p>
          </table:table-cell>
          <table:table-cell office:value-type="string" table:style-name="ce1">
            <text:p>Properties.get() : Collection&lt;ParameterDescriptio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ComplexTypeModelDescription</text:p>
          </table:table-cell>
          <table:table-cell office:value-type="string" table:style-name="ce1">
            <text:p>Properties.set(Collection&lt;ParameterDescriptio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DictionaryModelDescriptio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TypeModelDescription</text:p>
          </table:table-cell>
          <table:table-cell office:value-type="string" table:style-name="ce1">
            <text:p><text:s/>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TypeModelDescription</text:p>
          </table:table-cell>
          <table:table-cell office:value-type="string" table:style-name="ce1">
            <text:p>EnumTypeModelDescription()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TypeModelDescription</text:p>
          </table:table-cell>
          <table:table-cell office:value-type="string" table:style-name="ce1">
            <text:p>Values : Collection&lt;EnumValueDescriptio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TypeModelDescription</text:p>
          </table:table-cell>
          <table:table-cell office:value-type="string" table:style-name="ce1">
            <text:p>Values.get() : Collection&lt;EnumValueDescriptio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TypeModelDescription</text:p>
          </table:table-cell>
          <table:table-cell office:value-type="string" table:style-name="ce1">
            <text:p>Values.set(Collection&lt;EnumValueDescriptio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Documentation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Documentation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Documentation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Valu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Valu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EnumValueDescription</text:p>
          </table:table-cell>
          <table:table-cell office:value-type="string" table:style-name="ce1">
            <text:p>Valu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IModelDocumentationProvider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IModelDocumentationProvider</text:p>
          </table:table-cell>
          <table:table-cell office:value-type="string" table:style-name="ce1">
            <text:p>GetDocumentation(MemberInfo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IModelDocumentationProvider</text:p>
          </table:table-cell>
          <table:table-cell office:value-type="string" table:style-name="ce1">
            <text:p>GetDocumentation(Type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KeyValuePairModelDescriptio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KeyValuePairModelDescription</text:p>
          </table:table-cell>
          <table:table-cell office:value-type="string" table:style-name="ce1">
            <text:p>KeyModelDescription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KeyValuePairModelDescription</text:p>
          </table:table-cell>
          <table:table-cell office:value-type="string" table:style-name="ce1">
            <text:p>KeyModelDescription.get()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KeyValuePairModelDescription</text:p>
          </table:table-cell>
          <table:table-cell office:value-type="string" table:style-name="ce1">
            <text:p>KeyModelDescription.set(ModelDescrip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KeyValuePairModelDescription</text:p>
          </table:table-cell>
          <table:table-cell office:value-type="string" table:style-name="ce1">
            <text:p>ValueModelDescription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KeyValuePairModelDescription</text:p>
          </table:table-cell>
          <table:table-cell office:value-type="string" table:style-name="ce1">
            <text:p>ValueModelDescription.get()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KeyValuePairModelDescription</text:p>
          </table:table-cell>
          <table:table-cell office:value-type="string" table:style-name="ce1">
            <text:p>ValueModelDescription.set(ModelDescrip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Documentation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Documentation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Documentation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ModelType : Type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ModelType.get() : Type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ModelType.set(Type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<text:s/>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435" table:style-name="ce1">
            <text:p>435</text:p>
          </table:table-cell>
          <table:table-cell office:value-type="float" office:value="135" table:style-name="ce1">
            <text:p>1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AnnotationTextGenerator : IDictionary&lt;Type, Func&lt;object, string&gt;&gt;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DefaultTypeDocumentation : IDictionary&lt;Type, string&gt;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_documentationProvider : Lazy&lt;IModelDocumentationProvider&gt;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ModelDescriptionGenerator(HttpConfiguration)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dModels : Dictionary&lt;string, ModelDescriptio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dModels.get() : Dictionary&lt;string, ModelDescriptio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dModels.set(Dictionary&lt;string, ModelDescriptio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DocumentationProvider : IModelDocumentationProvider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DocumentationProvider.get() : IModelDocumentationProvider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tOrCreateModelDescription(Type) : ModelDescription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tMemberName(MemberInfo, bool) : string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ShouldDisplayMember(MemberInfo, bool) : bool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CreateDefaultDocumentation(Type) : string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Annotations(MemberInfo, ParameterDescription) : void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CollectionModelDescription(Type, Type) : CollectionModelDescription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ComplexTypeModelDescription(Type) : ModelDescription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DictionaryModelDescription(Type, Type, Type) : DictionaryModelDescription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EnumTypeModelDescription(Type) : EnumTypeModelDescription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KeyValuePairModelDescription(Type, Type, Type) : KeyValuePairModelDescription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DescriptionGenerator</text:p>
          </table:table-cell>
          <table:table-cell office:value-type="string" table:style-name="ce1">
            <text:p>GenerateSimpleTypeModelDescription(Type) : ModelDescription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NameAttribute</text:p>
          </table:table-cell>
          <table:table-cell office:value-type="string" table:style-name="ce1">
            <text:p><text:s/>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NameAttribute</text:p>
          </table:table-cell>
          <table:table-cell office:value-type="string" table:style-name="ce1">
            <text:p>ModelNameAttribute(string)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NameAttribute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NameAttribute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NameAttribute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NameHelper</text:p>
          </table:table-cell>
          <table:table-cell office:value-type="string" table:style-name="ce1">
            <text:p><text:s/>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ModelNameHelper</text:p>
          </table:table-cell>
          <table:table-cell office:value-type="string" table:style-name="ce1">
            <text:p>GetModelName(Type) : string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Annotatio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Annotation</text:p>
          </table:table-cell>
          <table:table-cell office:value-type="string" table:style-name="ce1">
            <text:p>AnnotationAttribute : Attribute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Annotation</text:p>
          </table:table-cell>
          <table:table-cell office:value-type="string" table:style-name="ce1">
            <text:p>AnnotationAttribute.get() : Attribute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Annotation</text:p>
          </table:table-cell>
          <table:table-cell office:value-type="string" table:style-name="ce1">
            <text:p>AnnotationAttribute.set(Attribute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Annotation</text:p>
          </table:table-cell>
          <table:table-cell office:value-type="string" table:style-name="ce1">
            <text:p>Documentation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Annotation</text:p>
          </table:table-cell>
          <table:table-cell office:value-type="string" table:style-name="ce1">
            <text:p>Documentation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Annotation</text:p>
          </table:table-cell>
          <table:table-cell office:value-type="string" table:style-name="ce1">
            <text:p>Documentation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ParameterDescription()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Annotations : Collection&lt;ParameterAnnotatio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Annotations.get() : Collection&lt;ParameterAnnotatio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Annotations.set(Collection&lt;ParameterAnnotatio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Documentation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Documentation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Documentation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TypeDescription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TypeDescription.get()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ParameterDescription</text:p>
          </table:table-cell>
          <table:table-cell office:value-type="string" table:style-name="ce1">
            <text:p>TypeDescription.set(ModelDescrip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Descriptions</text:p>
          </table:table-cell>
          <table:table-cell office:value-type="string" table:style-name="ce1">
            <text:p>SimpleTypeModelDescription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2" table:style-name="ce1">
            <text:p>102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<text:s/></text:p>
          </table:table-cell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HelpPageApiModel()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ApiDescription : ApiDescrip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ApiDescription.get() : ApiDescrip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ApiDescription.set(ApiDescrip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UriParameters : Collection&lt;ParameterDescription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UriParameters.get() : Collection&lt;ParameterDescription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UriParameters.set(Collection&lt;ParameterDescription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questDocumentation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questDocumentation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questDocumentation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questModelDescription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questModelDescription.get()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questModelDescription.set(ModelDescrip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questBodyParameters : IList&lt;ParameterDescription&gt;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questBodyParameters.get() : IList&lt;ParameterDescription&gt;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sourceDescription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sourceDescription.get() : ModelDescription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sourceDescription.set(ModelDescription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sourceProperties : IList&lt;ParameterDescription&gt;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ResourceProperties.get() : IList&lt;ParameterDescription&gt;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SampleRequests : IDictionary&lt;MediaTypeHeaderValue, object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SampleRequests.get() : IDictionary&lt;MediaTypeHeaderValue, object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SampleRequests.set(IDictionary&lt;MediaTypeHeaderValue, object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SampleResponses : IDictionary&lt;MediaTypeHeaderValue, object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SampleResponses.get() : IDictionary&lt;MediaTypeHeaderValue, object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SampleResponses.set(IDictionary&lt;MediaTypeHeaderValue, object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ErrorMessages : Collection&lt;string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ErrorMessages.get() : Collection&lt;string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ErrorMessages.set(Collection&lt;string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Areas.HelpPage.Models</text:p>
          </table:table-cell>
          <table:table-cell office:value-type="string" table:style-name="ce1">
            <text:p>HelpPageApiModel</text:p>
          </table:table-cell>
          <table:table-cell office:value-type="string" table:style-name="ce1">
            <text:p>GetParameterDescriptions(ModelDescription) : IList&lt;ParameterDescription&gt;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office:value-type="float" office:value="583" table:style-name="ce1">
            <text:p>583</text:p>
          </table:table-cell>
          <table:table-cell office:value-type="float" office:value="184" table:style-name="ce1">
            <text:p>1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<text:s/>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491" table:style-name="ce1">
            <text:p>491</text:p>
          </table:table-cell>
          <table:table-cell office:value-type="float" office:value="150" table:style-name="ce1">
            <text:p>1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LocalLoginProvider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_userManager : ApplicationUserManager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AccountController()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AccountController(ApplicationUserManager, ISecureDataFormat&lt;AuthenticationTicket&gt;)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UserManager : ApplicationUserManager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UserManager.get() : ApplicationUserManager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UserManager.set(ApplicationUserManager) : void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AccessTokenFormat : ISecureDataFormat&lt;AuthenticationTicket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AccessTokenFormat.get() : ISecureDataFormat&lt;AuthenticationTicket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AccessTokenFormat.set(ISecureDataFormat&lt;AuthenticationTicket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GetUserInfo() : UserInfoViewModel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Logout() : IHttpActionResult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GetManageInfo(string, bool) : Task&lt;ManageInfoViewModel&gt;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ChangePassword(ChangePasswordBindingModel) : Task&lt;IHttpActionResult&gt;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SetPassword(SetPasswordBindingModel) : Task&lt;IHttpActionResult&gt;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AddExternalLogin(AddExternalLoginBindingModel) : Task&lt;IHttpActionResult&gt;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RemoveLogin(RemoveLoginBindingModel) : Task&lt;IHttpActionResult&gt;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GetExternalLogin(string, string) : Task&lt;IHttpActionResult&gt;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GetExternalLogins(string, bool) : IEnumerable&lt;ExternalLoginViewModel&gt;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Register(RegisterBindingModel) : Task&lt;IHttpActionResult&gt;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RegisterExternal(RegisterExternalBindingModel) : Task&lt;IHttpActionResult&gt;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Dispose(bool) : void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Authentication : IAuthenticationManager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Authentication.get() : IAuthenticationManager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</text:p>
          </table:table-cell>
          <table:table-cell office:value-type="string" table:style-name="ce1">
            <text:p>GetErrorResult(IdentityResult) : IHttpActionResult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<text:s/>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LoginProvid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LoginProvid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LoginProvid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ProviderKey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ProviderKey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ProviderKey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User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User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User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GetClaims() : IList&lt;Claim&gt;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ExternalLoginData</text:p>
          </table:table-cell>
          <table:table-cell office:value-type="string" table:style-name="ce1">
            <text:p>FromIdentity(ClaimsIdentity) : AccountController.ExternalLoginData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RandomOAuthStateGenerator</text:p>
          </table:table-cell>
          <table:table-cell office:value-type="string" table:style-name="ce1">
            <text:p><text:s/>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RandomOAuthStateGenerator</text:p>
          </table:table-cell>
          <table:table-cell office:value-type="string" table:style-name="ce1">
            <text:p>_random : RandomNumberGenerator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AccountController.RandomOAuthStateGenerator</text:p>
          </table:table-cell>
          <table:table-cell office:value-type="string" table:style-name="ce1">
            <text:p>Generate(int) : string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HomeController</text:p>
          </table:table-cell>
          <table:table-cell office:value-type="string" table:style-name="ce1">
            <text:p><text:s/>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HomeController</text:p>
          </table:table-cell>
          <table:table-cell office:value-type="string" table:style-name="ce1">
            <text:p>Index() : ActionResult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ValuesController</text:p>
          </table:table-cell>
          <table:table-cell office:value-type="string" table:style-name="ce1">
            <text:p><text:s/>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ValuesController</text:p>
          </table:table-cell>
          <table:table-cell office:value-type="string" table:style-name="ce1">
            <text:p>Get() : IHttpActionResul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ValuesController</text:p>
          </table:table-cell>
          <table:table-cell office:value-type="string" table:style-name="ce1">
            <text:p>Log() : RedirectResult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ValuesController</text:p>
          </table:table-cell>
          <table:table-cell office:value-type="string" table:style-name="ce1">
            <text:p>Test() : IHttpActionResult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ValuesController</text:p>
          </table:table-cell>
          <table:table-cell office:value-type="string" table:style-name="ce1">
            <text:p>Pos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ValuesController</text:p>
          </table:table-cell>
          <table:table-cell office:value-type="string" table:style-name="ce1">
            <text:p>Put(int, 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</text:p>
          </table:table-cell>
          <table:table-cell office:value-type="string" table:style-name="ce1">
            <text:p>ValuesController</text:p>
          </table:table-cell>
          <table:table-cell office:value-type="string" table:style-name="ce1">
            <text:p>Delete(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7" table:style-name="ce1">
            <text:p>67</text:p>
          </table:table-cell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983" table:style-name="ce1">
            <text:p>983</text:p>
          </table:table-cell>
          <table:table-cell office:value-type="float" office:value="432" table:style-name="ce1">
            <text:p>4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<text:s/>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10" table:style-name="ce1">
            <text:p>110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GetDeviceCategories() : IHttpActionResult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GetDeviceCategory(DeviceCategory) : IHttpActionResult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PutDeviceCategory(DeviceCategory) : IHttpActionResult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PostDeviceCategory(DeviceCategory) : IHttpActionResult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DeleteDeviceCategory(DeviceCategory) : IHttpActionResult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Dispose(bool) : void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CategoriesController</text:p>
          </table:table-cell>
          <table:table-cell office:value-type="string" table:style-name="ce1">
            <text:p>DeviceCategoryExists(int) : bool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<text:s/>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150" table:style-name="ce1">
            <text:p>150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GetDevices() : IHttpActionResult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GetDevice(Device) : IHttpActionResult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PutDevice(Device, string, string) : IHttpActionResult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PostDevice(Device, string, string) : IHttpActionResult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DeleteDevice(Device) : IHttpActionResult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Dispose(bool) : void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Controller</text:p>
          </table:table-cell>
          <table:table-cell office:value-type="string" table:style-name="ce1">
            <text:p>DeviceExists(string) : bool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<text:s/>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07" table:style-name="ce1">
            <text:p>107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GetDeviceSpecifications() : IHttpActionResult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GetDeviceSpecification(DeviceSpecification) : IHttpActionResult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PutDeviceSpecification(DeviceSpecification) : IHttpActionResult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PostDeviceSpecification(DeviceSpecification) : IHttpActionResult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DeleteDeviceSpecification(DeviceSpecification) : IHttpActionResult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Dispose(bool) : void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DeviceSpecificationsController</text:p>
          </table:table-cell>
          <table:table-cell office:value-type="string" table:style-name="ce1">
            <text:p>DeviceSpecificationExists(int) : bool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<text:s/>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10" table:style-name="ce1">
            <text:p>110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GetLocations() : IHttpActionResult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GetLocation(Location) : IHttpActionResult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PutLocation(Location) : IHttpActionResult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PostLocation(Location) : IHttpActionResult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DeleteLocation(Location) : IHttpActionResult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Dispose(bool) : void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LocationsController</text:p>
          </table:table-cell>
          <table:table-cell office:value-type="string" table:style-name="ce1">
            <text:p>LocationExists(int) : bool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ReportsController</text:p>
          </table:table-cell>
          <table:table-cell office:value-type="string" table:style-name="ce1">
            <text:p><text:s/>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ReportsController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ReportsController</text:p>
          </table:table-cell>
          <table:table-cell office:value-type="string" table:style-name="ce1">
            <text:p>GetSponsorships() : IHttpActionResult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<text:s/>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SearchByName(view_main) : IHttpActionResult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SearchByUserName(view_main) : IHttpActionResult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SearchByLocationName(view_main) : IHttpActionResult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SearchByCategoryName(view_main) : IHttpActionResult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GetByDeviceID(view_main) : IHttpActionResult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SearchUserByName(AspNetUser) : IHttpActionResult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earchController</text:p>
          </table:table-cell>
          <table:table-cell office:value-type="string" table:style-name="ce1">
            <text:p>Dispose(bool) : void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<text:s/>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GetSponsorships() : IHttpActionResult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GetSponsorship(Sponsorship) : IHttpActionResult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PutSponsorship(Sponsorship) : IHttpActionResul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PostSponsorship(Sponsorship) : IHttpActionResult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DeleteSponsorship(Sponsorship) : IHttpActionResult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Dispose(bool) : void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SponsorshipsController</text:p>
          </table:table-cell>
          <table:table-cell office:value-type="string" table:style-name="ce1">
            <text:p>SponsorshipExists(int) : bool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<text:s/>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36" table:style-name="ce1">
            <text:p>236</text:p>
          </table:table-cell>
          <table:table-cell office:value-type="float" office:value="104" table:style-name="ce1">
            <text:p>1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GetNoUsers() : IHttpActionResul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GetNoManger() : IHttpActionResul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GetNoAdmin() : IHttpActionResult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GetAllUsers() : IHttpActionResult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GetAccUsers(UserModels) : IHttpActionResult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GetAspNetUsers() : IHttpActionResult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GetAspNetUser(UserModels) : IHttpActionResult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PutAspNetUserModel(UserModels) : IHttpActionResult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DeleteAspNetUser(UserModels) : IHttpActionResult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Dispose(bool) : void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Controllers.API</text:p>
          </table:table-cell>
          <table:table-cell office:value-type="string" table:style-name="ce1">
            <text:p>UsersController</text:p>
          </table:table-cell>
          <table:table-cell office:value-type="string" table:style-name="ce1">
            <text:p>AspNetUserExists(string) : bool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00" table:style-name="ce1">
            <text:p>200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Configuration</text:p>
          </table:table-cell>
          <table:table-cell office:value-type="string" table:style-name="ce1">
            <text:p><text:s/>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Configuration</text:p>
          </table:table-cell>
          <table:table-cell office:value-type="string" table:style-name="ce1">
            <text:p>Configuration()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Configuration</text:p>
          </table:table-cell>
          <table:table-cell office:value-type="string" table:style-name="ce1">
            <text:p>Seed(ApplicationDbContex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<text:s/>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13" table:style-name="ce1">
            <text:p>113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Resources : ResourceManager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IMigrationMetadata.Id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IMigrationMetadata.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IMigrationMetadata.Source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IMigrationMetadata.Sourc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IMigrationMetadata.Target : string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IMigrationMetadata.Target.get() : string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Up() : void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IdentityTables</text:p>
          </table:table-cell>
          <table:table-cell office:value-type="string" table:style-name="ce1">
            <text:p>Down() : void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<text:s/>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Resources : ResourceManager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IMigrationMetadata.Id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IMigrationMetadata.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IMigrationMetadata.Source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IMigrationMetadata.Sourc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IMigrationMetadata.Target : string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IMigrationMetadata.Target.get() : string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Up() : void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igrations</text:p>
          </table:table-cell>
          <table:table-cell office:value-type="string" table:style-name="ce1">
            <text:p>NewColumn</text:p>
          </table:table-cell>
          <table:table-cell office:value-type="string" table:style-name="ce1">
            <text:p>Down() : void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23" table:style-name="ce1">
            <text:p>223</text:p>
          </table:table-cell>
          <table:table-cell office:value-type="float" office:value="117" table:style-name="ce1">
            <text:p>1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ddExternalLoginBindingModel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ddExternalLoginBindingModel</text:p>
          </table:table-cell>
          <table:table-cell office:value-type="string" table:style-name="ce1">
            <text:p>ExternalAccessToken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ddExternalLoginBindingModel</text:p>
          </table:table-cell>
          <table:table-cell office:value-type="string" table:style-name="ce1">
            <text:p>ExternalAccessToken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ddExternalLoginBindingModel</text:p>
          </table:table-cell>
          <table:table-cell office:value-type="string" table:style-name="ce1">
            <text:p>ExternalAccessToken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DbContext</text:p>
          </table:table-cell>
          <table:table-cell office:value-type="string" table:style-name="ce1">
            <text:p><text:s/>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DbContext</text:p>
          </table:table-cell>
          <table:table-cell office:value-type="string" table:style-name="ce1">
            <text:p>ApplicationDbContext()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DbContext</text:p>
          </table:table-cell>
          <table:table-cell office:value-type="string" table:style-name="ce1">
            <text:p>Create() : ApplicationDbContext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User</text:p>
          </table:table-cell>
          <table:table-cell office:value-type="string" table:style-name="ce1">
            <text:p><text:s/>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User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User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User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User</text:p>
          </table:table-cell>
          <table:table-cell office:value-type="string" table:style-name="ce1">
            <text:p>Degre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User</text:p>
          </table:table-cell>
          <table:table-cell office:value-type="string" table:style-name="ce1">
            <text:p>Degre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User</text:p>
          </table:table-cell>
          <table:table-cell office:value-type="string" table:style-name="ce1">
            <text:p>Degre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ApplicationUser</text:p>
          </table:table-cell>
          <table:table-cell office:value-type="string" table:style-name="ce1">
            <text:p>GenerateUserIdentityAsync(UserManager&lt;ApplicationUser&gt;, string) : Task&lt;ClaimsIdentity&gt;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<text:s/>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OldPasswor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OldPasswor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OldPasswor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NewPasswor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NewPasswor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NewPasswor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ConfirmPasswor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ConfirmPasswor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ChangePasswordBindingModel</text:p>
          </table:table-cell>
          <table:table-cell office:value-type="string" table:style-name="ce1">
            <text:p>ConfirmPasswor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Url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Url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Url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Stat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Stat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ExternalLoginViewModel</text:p>
          </table:table-cell>
          <table:table-cell office:value-type="string" table:style-name="ce1">
            <text:p>Stat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LocalLoginProvid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LocalLoginProvid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LocalLoginProvid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Email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Email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Email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Logins : IEnumerable&lt;UserLoginInfoViewModel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Logins.get() : IEnumerable&lt;UserLoginInfoViewModel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Logins.set(IEnumerable&lt;UserLoginInfoViewModel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ExternalLoginProviders : IEnumerable&lt;ExternalLoginViewModel&gt;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ExternalLoginProviders.get() : IEnumerable&lt;ExternalLoginViewModel&gt;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ManageInfoViewModel</text:p>
          </table:table-cell>
          <table:table-cell office:value-type="string" table:style-name="ce1">
            <text:p>ExternalLoginProviders.set(IEnumerable&lt;ExternalLoginViewModel&gt;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<text:s/>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User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User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User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Email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Email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Email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PhoneNumb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PhoneNumb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PhoneNumb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TargetRol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TargetRol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TargetRol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Degre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Degre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Degre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Passwor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Passwor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Passwor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ConfirmPasswor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ConfirmPasswor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BindingModel</text:p>
          </table:table-cell>
          <table:table-cell office:value-type="string" table:style-name="ce1">
            <text:p>ConfirmPasswor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ExternalBindingModel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ExternalBindingModel</text:p>
          </table:table-cell>
          <table:table-cell office:value-type="string" table:style-name="ce1">
            <text:p>Email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ExternalBindingModel</text:p>
          </table:table-cell>
          <table:table-cell office:value-type="string" table:style-name="ce1">
            <text:p>Email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gisterExternalBindingModel</text:p>
          </table:table-cell>
          <table:table-cell office:value-type="string" table:style-name="ce1">
            <text:p>Email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moveLoginBindingModel</text:p>
          </table:table-cell>
          <table:table-cell office:value-type="string" table:style-name="ce1">
            <text:p><text:s/>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moveLoginBindingModel</text:p>
          </table:table-cell>
          <table:table-cell office:value-type="string" table:style-name="ce1">
            <text:p>LoginProvid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moveLoginBindingModel</text:p>
          </table:table-cell>
          <table:table-cell office:value-type="string" table:style-name="ce1">
            <text:p>LoginProvid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moveLoginBindingModel</text:p>
          </table:table-cell>
          <table:table-cell office:value-type="string" table:style-name="ce1">
            <text:p>LoginProvid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moveLoginBindingModel</text:p>
          </table:table-cell>
          <table:table-cell office:value-type="string" table:style-name="ce1">
            <text:p>ProviderKey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moveLoginBindingModel</text:p>
          </table:table-cell>
          <table:table-cell office:value-type="string" table:style-name="ce1">
            <text:p>ProviderKey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emoveLoginBindingModel</text:p>
          </table:table-cell>
          <table:table-cell office:value-type="string" table:style-name="ce1">
            <text:p>ProviderKey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oleNameModels</text:p>
          </table:table-cell>
          <table:table-cell office:value-type="string" table:style-name="ce1">
            <text:p><text:s/>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oleNameModels</text:p>
          </table:table-cell>
          <table:table-cell office:value-type="string" table:style-name="ce1">
            <text:p>Admin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oleNameModels</text:p>
          </table:table-cell>
          <table:table-cell office:value-type="string" table:style-name="ce1">
            <text:p>Manger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RoleNameModels</text:p>
          </table:table-cell>
          <table:table-cell office:value-type="string" table:style-name="ce1">
            <text:p>User : string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SetPasswordBindingModel</text:p>
          </table:table-cell>
          <table:table-cell office:value-type="string" table:style-name="ce1">
            <text:p><text:s/>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SetPasswordBindingModel</text:p>
          </table:table-cell>
          <table:table-cell office:value-type="string" table:style-name="ce1">
            <text:p>NewPasswor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SetPasswordBindingModel</text:p>
          </table:table-cell>
          <table:table-cell office:value-type="string" table:style-name="ce1">
            <text:p>NewPasswor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SetPasswordBindingModel</text:p>
          </table:table-cell>
          <table:table-cell office:value-type="string" table:style-name="ce1">
            <text:p>NewPasswor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SetPasswordBindingModel</text:p>
          </table:table-cell>
          <table:table-cell office:value-type="string" table:style-name="ce1">
            <text:p>ConfirmPasswor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SetPasswordBindingModel</text:p>
          </table:table-cell>
          <table:table-cell office:value-type="string" table:style-name="ce1">
            <text:p>ConfirmPasswor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SetPasswordBindingModel</text:p>
          </table:table-cell>
          <table:table-cell office:value-type="string" table:style-name="ce1">
            <text:p>ConfirmPasswor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Email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Email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Email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HasRegistered : bool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HasRegistered.get() : bool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HasRegistered.set(bool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LoginProvid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LoginProvid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InfoViewModel</text:p>
          </table:table-cell>
          <table:table-cell office:value-type="string" table:style-name="ce1">
            <text:p>LoginProvid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LoginInfoViewModel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LoginInfoViewModel</text:p>
          </table:table-cell>
          <table:table-cell office:value-type="string" table:style-name="ce1">
            <text:p>LoginProvid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LoginInfoViewModel</text:p>
          </table:table-cell>
          <table:table-cell office:value-type="string" table:style-name="ce1">
            <text:p>LoginProvid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LoginInfoViewModel</text:p>
          </table:table-cell>
          <table:table-cell office:value-type="string" table:style-name="ce1">
            <text:p>LoginProvid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LoginInfoViewModel</text:p>
          </table:table-cell>
          <table:table-cell office:value-type="string" table:style-name="ce1">
            <text:p>ProviderKey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LoginInfoViewModel</text:p>
          </table:table-cell>
          <table:table-cell office:value-type="string" table:style-name="ce1">
            <text:p>ProviderKey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LoginInfoViewModel</text:p>
          </table:table-cell>
          <table:table-cell office:value-type="string" table:style-name="ce1">
            <text:p>ProviderKey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<text:s/></text:p>
          </table:table-cell>
          <table:table-cell office:value-type="float" office:value="83" table:style-name="ce1">
            <text:p>8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Id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Id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Id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User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User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User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RoleNam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RoleNam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RoleNam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Email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Email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Email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PhoneNumb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PhoneNumb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PhoneNumb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TargetRol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TargetRol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TargetRol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Degree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Degree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Models</text:p>
          </table:table-cell>
          <table:table-cell office:value-type="string" table:style-name="ce1">
            <text:p>UserModels</text:p>
          </table:table-cell>
          <table:table-cell office:value-type="string" table:style-name="ce1">
            <text:p>Degree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ApplicationOAuthProvider</text:p>
          </table:table-cell>
          <table:table-cell office:value-type="string" table:style-name="ce1">
            <text:p><text:s/>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ApplicationOAuthProvider</text:p>
          </table:table-cell>
          <table:table-cell office:value-type="string" table:style-name="ce1">
            <text:p>_publicClientId : string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ApplicationOAuthProvider</text:p>
          </table:table-cell>
          <table:table-cell office:value-type="string" table:style-name="ce1">
            <text:p>ApplicationOAuthProvider(string)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ApplicationOAuthProvider</text:p>
          </table:table-cell>
          <table:table-cell office:value-type="string" table:style-name="ce1">
            <text:p>GrantResourceOwnerCredentials(OAuthGrantResourceOwnerCredentialsContext) : Task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ApplicationOAuthProvider</text:p>
          </table:table-cell>
          <table:table-cell office:value-type="string" table:style-name="ce1">
            <text:p>TokenEndpoint(OAuthTokenEndpointContext) : Task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ApplicationOAuthProvider</text:p>
          </table:table-cell>
          <table:table-cell office:value-type="string" table:style-name="ce1">
            <text:p>ValidateClientAuthentication(OAuthValidateClientAuthenticationContext) : Task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ApplicationOAuthProvider</text:p>
          </table:table-cell>
          <table:table-cell office:value-type="string" table:style-name="ce1">
            <text:p>ValidateClientRedirectUri(OAuthValidateClientRedirectUriContext) : Task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Providers</text:p>
          </table:table-cell>
          <table:table-cell office:value-type="string" table:style-name="ce1">
            <text:p>ApplicationOAuthProvider</text:p>
          </table:table-cell>
          <table:table-cell office:value-type="string" table:style-name="ce1">
            <text:p>CreateProperties(string) : AuthenticationProperties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<text:s/>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ChallengeResult(string, ApiController)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LoginProvider : string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LoginProvider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LoginProvider.set(string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Request : HttpRequestMessage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Request.get() : HttpRequestMessage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Request.set(HttpRequestMessage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Results</text:p>
          </table:table-cell>
          <table:table-cell office:value-type="string" table:style-name="ce1">
            <text:p>ChallengeResult</text:p>
          </table:table-cell>
          <table:table-cell office:value-type="string" table:style-name="ce1">
            <text:p>ExecuteAsync(CancellationToken) : Task&lt;HttpResponseMessage&gt;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AuthenticationSyste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AuthenticationSystem</text:p>
          </table:table-cell>
          <table:table-cell office:value-type="string" table:style-name="ce1">
            <text:p>UsersStartup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AuthenticationSystem</text:p>
          </table:table-cell>
          <table:table-cell office:value-type="string" table:style-name="ce1">
            <text:p>UsersStartup</text:p>
          </table:table-cell>
          <table:table-cell office:value-type="string" table:style-name="ce1">
            <text:p>createRolesandUsers() : void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BackupSyste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BackupSystem</text:p>
          </table:table-cell>
          <table:table-cell office:value-type="string" table:style-name="ce1">
            <text:p>DatabaseBackup</text:p>
          </table:table-cell>
          <table:table-cell office:value-type="string" table:style-name="ce1">
            <text:p><text:s/>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BackupSystem</text:p>
          </table:table-cell>
          <table:table-cell office:value-type="string" table:style-name="ce1">
            <text:p>DatabaseBackup</text:p>
          </table:table-cell>
          <table:table-cell office:value-type="string" table:style-name="ce1">
            <text:p>GenerateBackup(string, string, string, string) : void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DateSyste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DateSystem</text:p>
          </table:table-cell>
          <table:table-cell office:value-type="string" table:style-name="ce1">
            <text:p>DateOperations</text:p>
          </table:table-cell>
          <table:table-cell office:value-type="string" table:style-name="ce1">
            <text:p><text:s/>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DateSystem</text:p>
          </table:table-cell>
          <table:table-cell office:value-type="string" table:style-name="ce1">
            <text:p>DateOperations</text:p>
          </table:table-cell>
          <table:table-cell office:value-type="string" table:style-name="ce1">
            <text:p>CairoTimeZone : DateTime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<text:s/>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Paths()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_fullLogFilePath : string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logFilePath : string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logFilePath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logFilePath.set(string) : void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_databaseBackupFilePath : string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DatabaseBackupFilePath : string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DatabaseBackupFilePath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DatabaseBackupFilePath.set(string) : void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FileSystem</text:p>
          </table:table-cell>
          <table:table-cell office:value-type="string" table:style-name="ce1">
            <text:p>Paths</text:p>
          </table:table-cell>
          <table:table-cell office:value-type="string" table:style-name="ce1">
            <text:p>CurrentFullPath(string) : string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<text:s/>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SendMail(string, string, string, string, string, string, int) : void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Imail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Imail</text:p>
          </table:table-cell>
          <table:table-cell office:value-type="string" table:style-name="ce1">
            <text:p>SendMail(string, string, string, string, string, string, int) : voi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SendMailVia</text:p>
          </table:table-cell>
          <table:table-cell office:value-type="string" table:style-name="ce1">
            <text:p><text:s/>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SendMailVia</text:p>
          </table:table-cell>
          <table:table-cell office:value-type="string" table:style-name="ce1">
            <text:p>SendViaGmail(string, string, string, string, string) : void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SponsorshipNotification</text:p>
          </table:table-cell>
          <table:table-cell office:value-type="string" table:style-name="ce1">
            <text:p><text:s/>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MailSystem</text:p>
          </table:table-cell>
          <table:table-cell office:value-type="string" table:style-name="ce1">
            <text:p>SponsorshipNotification</text:p>
          </table:table-cell>
          <table:table-cell office:value-type="string" table:style-name="ce1">
            <text:p>AddSponsorshipNotification(int) : void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ReportingSyste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ReportingSystem</text:p>
          </table:table-cell>
          <table:table-cell office:value-type="string" table:style-name="ce1">
            <text:p>MainReport</text:p>
          </table:table-cell>
          <table:table-cell office:value-type="string" table:style-name="ce1">
            <text:p><text:s/>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ReportingSystem</text:p>
          </table:table-cell>
          <table:table-cell office:value-type="string" table:style-name="ce1">
            <text:p>MainReport</text:p>
          </table:table-cell>
          <table:table-cell office:value-type="string" table:style-name="ce1">
            <text:p>db : DepartmentStockEntities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spac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94" table:style-name="ce1">
            <text:p>94</text:p>
          </table:table-cell>
          <table:table-cell office:value-type="float" office:value="28" table:style-name="ce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<text:s/>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_temp : string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temp : string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temp.get() : string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temp.set(string) : void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LogFilter</text:p>
          </table:table-cell>
          <table:table-cell office:value-type="string" table:style-name="ce1">
            <text:p><text:s/>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LogFilter</text:p>
          </table:table-cell>
          <table:table-cell office:value-type="string" table:style-name="ce1">
            <text:p>SendAsync(HttpRequestMessage, CancellationToken) : Task&lt;HttpResponseMessage&gt;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LogFilter</text:p>
          </table:table-cell>
          <table:table-cell office:value-type="string" table:style-name="ce1">
            <text:p>LogToFile(string) : void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UnhandledExceptionLogger</text:p>
          </table:table-cell>
          <table:table-cell office:value-type="string" table:style-name="ce1">
            <text:p><text:s/>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mber</text:p>
          </table:table-cell>
          <table:table-cell office:value-type="string" table:style-name="ce1">
            <text:p>DepartmentStock (Debug)</text:p>
          </table:table-cell>
          <table:table-cell office:value-type="string" table:style-name="ce1">
            <text:p>DepartmentStock.SystemsApproaches.TracingSystem</text:p>
          </table:table-cell>
          <table:table-cell office:value-type="string" table:style-name="ce1">
            <text:p>UnhandledExceptionLogger</text:p>
          </table:table-cell>
          <table:table-cell office:value-type="string" table:style-name="ce1">
            <text:p>Log(ExceptionLoggerContext) : void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number-rows-repeated="1047612" table:style-name="ro1">
          <table:table-cell table:number-columns-repeated="16384"/>
        </table:table-row>
      </table:table>
      <table:database-ranges>
        <table:database-range table:target-range-address="Sheet1.A1:Sheet1.K96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Youssef</meta:initial-creator>
    <dc:creator>Youssef</dc:creator>
    <meta:creation-date>2023-04-24T11:49:35Z</meta:creation-date>
    <dc:date>2023-04-24T13:33:37Z</dc:date>
  </office:meta>
</office:document-meta>
</file>